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A0EA91227A6166A5.png" manifest:media-type="image/png"/>
  <manifest:file-entry manifest:full-path="Pictures/1000162A00000B0F00000B0F8E96962AA872753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ulio-Xbold" svg:font-family="Giulio-Xbold" style:font-adornments="Xbold" style:font-pitch="variable"/>
    <style:font-face style:name="Kashmir" svg:font-family="Kashmi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1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35cm"/>
    </style:style>
    <style:style style:name="gr4" style:family="graphic" style:parent-style-name="standard">
      <style:graphic-properties draw:stroke="none" svg:stroke-color="#000000" draw:fill="none" draw:fill-color="#ffffff" fo:min-height="4.75cm"/>
    </style:style>
    <style:style style:name="P1" style:family="paragraph">
      <style:text-properties style:font-name="Giulio-Xbold" fo:font-size="150pt" style:font-size-asian="18pt" style:font-size-complex="18pt"/>
    </style:style>
    <style:style style:name="P2" style:family="paragraph">
      <loext:graphic-properties draw:fill="none" draw:fill-color="#ffffff"/>
      <style:text-properties style:font-name="Giulio-Xbold" fo:font-size="15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color="#ed1c24" style:font-name="Giulio-Xbold" fo:font-size="150pt" style:font-size-asian="18pt" style:font-size-complex="18pt"/>
    </style:style>
    <style:style style:name="P5" style:family="paragraph">
      <loext:graphic-properties draw:fill="none" draw:fill-color="#ffffff"/>
      <style:text-properties fo:color="#ed1c24" style:font-name="Giulio-Xbold" fo:font-size="150pt" style:font-size-asian="18pt" style:font-size-complex="18pt"/>
    </style:style>
    <style:style style:name="T1" style:family="text">
      <style:text-properties style:font-name="Giulio-Xbold" fo:font-size="150pt" style:font-size-asian="18pt" style:font-size-complex="18pt"/>
    </style:style>
    <style:style style:name="T2" style:family="text">
      <style:text-properties fo:color="#ed1c24" style:font-name="Giulio-Xbold" fo:font-size="15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1.6cm" svg:height="6.385cm" svg:x="4.7cm" svg:y="5.7cm">
            <draw:text-box>
              <text:p text:style-name="P1"><text:span text:style-name="T1">T</text:span></text:p>
            </draw:text-box>
          </draw:frame>
          <draw:frame draw:style-name="gr1" draw:text-style-name="P2" draw:layer="layout" svg:width="7.9cm" svg:height="6.385cm" svg:x="7.1cm" svg:y="5.7cm">
            <draw:text-box>
              <text:p text:style-name="P1"><text:span text:style-name="T1">rue</text:span></text:p>
            </draw:text-box>
          </draw:frame>
        </draw:g>
        <draw:frame draw:style-name="gr2" draw:text-style-name="P3" draw:layer="layout" svg:width="4.9cm" svg:height="4.9cm" svg:x="6.9cm" svg:y="10.6cm">
          <draw:image xlink:href="Pictures/1000162A00000B0F00000B0F8E96962AA872753E.svg" xlink:type="simple" xlink:show="embed" xlink:actuate="onLoad">
            <text:p/>
          </draw:image>
          <draw:image xlink:href="Pictures/100002010000006B0000006BA0EA91227A6166A5.png" xlink:type="simple" xlink:show="embed" xlink:actuate="onLoad"/>
        </draw:frame>
        <draw:g>
          <draw:frame draw:style-name="gr3" draw:text-style-name="P5" draw:layer="layout" svg:width="7.9cm" svg:height="6.385cm" svg:x="6.7cm" svg:y="14.4cm">
            <draw:text-box>
              <text:p text:style-name="P4"><text:span text:style-name="T2">alse</text:span></text:p>
            </draw:text-box>
          </draw:frame>
          <draw:frame draw:style-name="gr4" draw:text-style-name="P2" draw:layer="layout" svg:width="4.7cm" svg:height="6.385cm" svg:x="3.6cm" svg:y="14.4cm">
            <draw:text-box>
              <text:p text:style-name="P1"><text:span text:style-name="T2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ulio-Xbold" svg:font-family="Giulio-Xbold" style:font-adornments="Xbold" style:font-pitch="variable"/>
    <style:font-face style:name="Kashmir" svg:font-family="Kashmi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9:00:36.061825301</meta:creation-date>
    <dc:date>2019-10-15T10:57:47.932146152</dc:date>
    <meta:editing-duration>PT35M26S</meta:editing-duration>
    <meta:editing-cycles>3</meta:editing-cycles>
    <meta:generator>LibreOffice/6.0.7.3$Linux_X86_64 LibreOffice_project/00m0$Build-3</meta:generator>
    <meta:document-statistic meta:object-count="7"/>
  </office:meta>
</office:document-meta>
</file>